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1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 Credential Manager<text:s/><text:span text:style-name="T18">(using HomeBrew)</text:span>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3">
            <text:p>The next time you interact with a repo a PAC will be require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C)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6"/>
          <table:table-cell table:style-name="ce30"/>
          <table:table-cell table:number-columns-repeated="16377"/>
        </table:table-row>
        <table:table-row table:number-rows-repeated="1048139" table:style-name="ro2">
          <table:table-cell table:number-columns-repeated="16384"/>
        </table:table-row>
        <table:named-expressions>
          <table:named-range table:name="Print_Area" table:cell-range-address="Sheet1.$A$89:Sheet1.$F$38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1T00:59:36Z</dc:date>
    <meta:print-date>2022-01-07T08:05:46Z</meta:print-date>
  </office:meta>
</office:document-meta>
</file>